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URWPalladioL" svg:font-family="URWPalladioL"/>
    <style:font-face style:name="Times New Roman1" svg:font-family="'Times New Roman'" style:font-family-generic="roman"/>
    <style:font-face style:name="Liberation Sans" svg:font-family="'Liberation Sans', Arial" style:font-family-generic="swiss"/>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URWPalladioL" fo:font-size="12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3">
      <style:text-properties style:font-name="Times New Roman1" style:font-name-asian="Times New Roman1" style:font-name-complex="Times New Roman1"/>
    </style:style>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T1" style:family="text">
      <style:text-properties fo:background-color="#ffff00"/>
    </style:style>
    <style:style style:name="T2" style:family="text">
      <style:text-properties style:font-name="Times New Roman1" style:font-name-asian="Times New Roman1" style:font-name-complex="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start text:name="__DdeLink__9540_1796056830"/>Stoker (1992)</text:p>
      <text:list xml:id="list8608347930193568899" text:style-name="L1">
        <text:list-item>
          <text:p text:style-name="P2">Little and weak evidence for homo economicus ('rational man who pursues his selfish interests) – this approach has failed</text:p>
        </text:list-item>
        <text:list-item>
          <text:p text:style-name="P2">First other approach: </text:p>
          <text:list>
            <text:list-item>
              <text:p text:style-name="P2">People want to maximize their utility, with utility being everything (material and immaterial, selfish and altruistic)</text:p>
            </text:list-item>
            <text:list-item>
              <text:p text:style-name="P2">Wide definition of self-interest</text:p>
            </text:list-item>
          </text:list>
        </text:list-item>
        <text:list-item>
          <text:p text:style-name="P2">Second other approach: <text:s/></text:p>
          <text:list>
            <text:list-item>
              <text:p text:style-name="P2">Contrast between selfish and non-selfish preferences, significance of non-selfish motives</text:p>
            </text:list-item>
            <text:list-item>
              <text:p text:style-name="P2">Narrow definition of self-interest</text:p>
            </text:list-item>
          </text:list>
        </text:list-item>
        <text:list-item>
          <text:p text:style-name="P2">Both approaches incorporate non-self-regarding motivations (other than homo economicus), with differing definitions of self-interest</text:p>
          <text:list>
            <text:list-item>
              <text:p text:style-name="P2"><text:bookmark-start text:name="__DdeLink__18469_1449848140"/>The first casts a wide net and says that people seek whatever they find to be in their interest. People are egoists, but not egotistical. They pursue their interests but those interests may include non-selfish ones. Stoker says this fails because it fails to include “judgments of value that are articulated as public and not personal claims”</text:p>
            </text:list-item>
            <text:list-item>
              <text:p text:style-name="P2">The second equals self-interest with self-regarding and juxtaposes self-regarding interests with non-egoist ones. Non-egoist interests are here conceptually different from self-regarding ones. Stoker says this fails because it imposes a dichotomy that is either false or incomplete</text:p>
            </text:list-item>
          </text:list>
        </text:list-item>
        <text:list-item>
          <text:p text:style-name="P2">Stoker offers alternative account based on a conception of political that invokes ethics<text:bookmark-end text:name="__DdeLink__18469_1449848140"/></text:p>
          <text:list>
            <text:list-item>
              <text:p text:style-name="P2">People don't just want to satisfy their preferences (self-regarding or not self-regarding), but neither do they set aside their self-regarding preferences in favor of some non-self-regarding ones</text:p>
            </text:list-item>
            <text:list-item>
              <text:p text:style-name="P2">Instead, people attempt to resolve the 'central problem of ethics': “how the lives, interests, and welfare of others make claims on us, and how these claims, of various forms, are to be reconciled with the aim of living our own lives”. That's what Stoker sketches out as the perspective on citizenship</text:p>
            </text:list-item>
            <text:list-item>
              <text:p text:style-name="P2">We limit ourselves and all explanatory attempts needlessly by either calling everything self-interest or by juxtaposing a self-interest/altruism divide</text:p>
            </text:list-item>
            <text:list-item>
              <text:p text:style-name="P2">Instead, bring conceptions of interest and ethics together</text:p>
            </text:list-item>
          </text:list>
        </text:list-item>
        <text:list-item>
          <text:p text:style-name="P2">Ethical judgements fundamentally rest on interpersonal justification, not just self-guided and -supporting explanations</text:p>
        </text:list-item>
        <text:list-item>
          <text:p text:style-name="P2">Central to ethics: The problem of an incompatibility between self-interested and moral dictates</text:p>
        </text:list-item>
        <text:list-item>
          <text:p text:style-name="P2">She argues: There is no simple division between moral and self-interested claims</text:p>
        </text:list-item>
        <text:list-item>
          <text:p text:style-name="P2">“It is because we are different and yet interdependent that we call upon moral argument to justify political outcomes, seeking solutions upon which all can agree” (p. 376)</text:p>
        </text:list-item>
        <text:list-item>
          <text:p text:style-name="P2">Citizens as ethical actors</text:p>
        </text:list-item>
        <text:list-item>
          <text:p text:style-name="P2">“In practice, invoking ethics in politics means expanding our understanding of the criteria by which the citizen may judge political options, recognizing that together with any consequences for one's 'self-interest' are features that one's ethics might commend or condemn. <text:span text:style-name="T1">We might, for example, bring survey or intensive interviewing techniques to bear on these questions by asking people to judge persons or policies both on relevant moral grounds and in terms of the consequences for their lives</text:span>” (p. 377)</text:p>
        </text:list-item>
        <text:list-item>
          <text:p text:style-name="P2">Then we can see whether people vary in their view of whether a policy advances their interests, whether they differ in seeing a policy as meeting some criteria for justification, and whether people differ in the weight they give to different moral criteria when forming policy opinions</text:p>
        </text:list-item>
        <text:list-item>
          <text:p text:style-name="P2">Political expression is a lot about what's good or right, so we have to incorporate this in pol behavior research. We shouldn't avoid but instead include normative aspects</text:p>
        </text:list-item>
        <text:list-item>
          <text:p text:style-name="P2">We need to “develop an account of self-interest that is faithful to the concerns of real people and also a sophisticated account of the conceptions of good and right to which our politics gives voice. These developments are necessary if we want to expand our understanding of how interests and ethics function in a politics that requires public justification” (p. 377)</text:p>
        </text:list-item>
      </text:list>
      <text:p text:style-name="Standard"><text:bookmark-end text:name="__DdeLink__9540_1796056830"/></text:p>
      <text:p text:style-name="Standard"/>
      <text:p text:style-name="Standard">Kinder (1998)</text:p>
      <text:list xml:id="list3382082524778680" text:style-name="L2">
        <text:list-item>
          <text:p text:style-name="P3">(I'm interested on explanations of what morality is, specifically the 'primary ingredients of public opinion)</text:p>
        </text:list-item>
        <text:list-item>
          <text:p text:style-name="P3">Three ingredients of public opinion:</text:p>
          <text:list>
            <text:list-item>
              <text:p text:style-name="P3"><text:bookmark-start text:name="__DdeLink__18463_1449848140"/>The material interests that citizens see at stake in issues<text:bookmark-end text:name="__DdeLink__18463_1449848140"/></text:p>
              <text:list>
                <text:list-item>
                  <text:p text:style-name="P3">The claim that self-interest is the central aim of American public opinion is wrong (mentions lots of studies, bottom of p. 801)</text:p>
                </text:list-item>
                <text:list-item>
                  <text:p text:style-name="P3">However, self-interest consistently predicts the importance people attach to social and political issues</text:p>
                </text:list-item>
              </text:list>
            </text:list-item>
            <text:list-item>
              <text:p text:style-name="P3"><text:bookmark-start text:name="__DdeLink__18465_1449848140"/>The sympathies and resentments that citizens feel toward those social groups implicated in public disputes<text:bookmark-end text:name="__DdeLink__18465_1449848140"/></text:p>
              <text:list>
                <text:list-item>
                  <text:p text:style-name="P3">“Interests, it is now clear, do have a part to play in public opinions – that is, interests that are collective rather than personal, group-centered rather than self-centered. In matters of public opinion, citizens seems to be asking themselves not 'What's in it for me?' but rather 'What's in it for my group”' (p. 808)</text:p>
                </text:list-item>
              </text:list>
            </text:list-item>
            <text:list-item>
              <text:p text:style-name="P3"><text:bookmark-start text:name="__DdeLink__18467_1449848140"/>Commitment to the political principles that various proposals or candidacies seem to honor or repudiate<text:bookmark-end text:name="__DdeLink__18467_1449848140"/></text:p>
              <text:list>
                <text:list-item>
                  <text:p text:style-name="P3">“Principles transcend particular objects and specific situations; they are relatively abstract and durable claims about virtue and the good society” (p. 808)</text:p>
                </text:list-item>
                <text:list-item>
                  <text:p text:style-name="P3">“Principles “lead us to take particular positions on social issues”, “predispose us to favor one particular political or religious ideology over another”, allow us to “evaluate and judge, to heap praise and fix blame on ourselves and others” (Rokeach 1973, p. 13)</text:p>
                </text:list-item>
                <text:list-item>
                  <text:p text:style-name="P3">Principles are normative assessments</text:p>
                </text:list-item>
                <text:list-item>
                  <text:p text:style-name="P3">Three principles in particular in the US: Individualism, equality, limited government</text:p>
                </text:list-item>
                <text:list-item>
                  <text:p text:style-name="P3">Stoker (1992): “When citizens assess public policies, events, and leaders or consider their own political choices, they are not merely trying to figure out what or who they like or what it is they want. They are also trying to figure out what or who is good and what is right” (p. 370)</text:p>
                </text:list-item>
              </text:list>
            </text:list-item>
          </text:list>
        </text:list-item>
        <text:list-item>
          <text:p text:style-name="P3">Zaller 1992, p. 6: Opinions are “a marriage of information and predisposition: information to form a mental picture of the given issue, and predisposition to motivate some conclusions about it”</text:p>
        </text:list-item>
      </text:list>
      <text:p text:style-name="Standard"/>
      <text:p text:style-name="Standard"/>
      <text:p text:style-name="Standard">Liz diss</text:p>
      <text:list xml:id="list937659565760491764" text:style-name="L3">
        <text:list-item>
          <text:p text:style-name="P4">Values are very powerful (cites lots of people, p. 1-2, 6-7)</text:p>
        </text:list-item>
        <text:list-item>
          <text:p text:style-name="P4">But we still don't know how values are shaped or why people lean on them so heavily</text:p>
        </text:list-item>
        <text:list-item>
          <text:p text:style-name="P4">Liz develops her own theory of group influence over values, Social-Emotional Influence Theory:</text:p>
          <text:list>
            <text:list-item>
              <text:p text:style-name="P4">Social identity and emotion together imbue citizens with a sense of commitment to the values that dominate within their social groups</text:p>
            </text:list-item>
          </text:list>
        </text:list-item>
        <text:list-item>
          <text:p text:style-name="P4">Values:</text:p>
          <text:list>
            <text:list-item>
              <text:p text:style-name="P4">Feldman 2003, Kinder and Sanders 1996, Rokeach 1973, Stoker 2001</text:p>
            </text:list-item>
            <text:list-item>
              <text:p text:style-name="P4">Normative, describe the world as it should or ought to be</text:p>
            </text:list-item>
            <text:list-item>
              <text:p text:style-name="P4">Embody what we believe to be good and right</text:p>
            </text:list-item>
            <text:list-item>
              <text:p text:style-name="P5">≠ facts (facts = observable truths about the world)</text:p>
            </text:list-item>
            <text:list-item>
              <text:p text:style-name="P5">Abstract, general (e.g. equal rights)</text:p>
            </text:list-item>
            <text:list-item>
              <text:p text:style-name="P5">Not specific, i.e. “the US should have single-payer health care for all citizens” is an attitude, too specific to be a value</text:p>
            </text:list-item>
            <text:list-item>
              <text:p text:style-name="P4"><text:span text:style-name="T2">Idealized standards used to evaluate the goodness of people, objects, and situations </text:span><text:bookmark-start text:name="__DdeLink__440_965941953"/><text:span text:style-name="T2">(Rokeach 1973, Schwartz 1992)</text:span><text:bookmark-end text:name="__DdeLink__440_965941953"/></text:p>
            </text:list-item>
            <text:list-item>
              <text:p text:style-name="P5">People feel emotionally committed to their values (Tetlock, Peterson and Lerner 1996)</text:p>
            </text:list-item>
            <text:list-item>
              <text:p text:style-name="P5">Value violations by others often makes us angry (Elster 2007, Herzog 1998)</text:p>
            </text:list-item>
            <text:list-item>
              <text:p text:style-name="P5">Idealized goals to which we strive in daily lives (Rokeach 1973, Schwartz 1992)</text:p>
            </text:list-item>
            <text:list-item>
              <text:p text:style-name="P5">Once formed, they are relatively stable</text:p>
            </text:list-item>
            <text:list-item>
              <text:p text:style-name="P5">Religions and non-religions</text:p>
            </text:list-item>
            <text:list-item>
              <text:p text:style-name="P5">Closely linked to the concept of social norms:</text:p>
              <text:list>
                <text:list-item>
                  <text:p text:style-name="P5">Values = normative beliefs about what should be</text:p>
                </text:list-item>
                <text:list-item>
                  <text:p text:style-name="P5">Norms = widespread behaviors that are supported by beliefs about what should be</text:p>
                </text:list-item>
                <text:list-item>
                  <text:p text:style-name="P5">i.e. values are 'causally prior' to norms</text:p>
                </text:list-item>
              </text:list>
            </text:list-item>
            <text:list-item>
              <text:p text:style-name="P5">Americans don't all share the same values (Hochschild 1981, Jacoby 2006)</text:p>
            </text:list-item>
            <text:list-item>
              <text:p text:style-name="P5">Values rest outside of rat choice paradigm</text:p>
            </text:list-item>
          </text:list>
        </text:list-item>
        <text:list-item>
          <text:p text:style-name="P5">Social processes within identity groups play a role in creating value differences among people</text:p>
        </text:list-item>
        <text:list-item>
          <text:p text:style-name="P5">The diss is all about intra-group dynamics</text:p>
        </text:list-item>
        <text:list-item>
          <text:p text:style-name="P5">“Citizens' identifications with a variety of groups opens them up to value socialization by those groups. … Social groups in the U.S. develop distinct levels of commitment to politically relevant values. Controlling for income, education, and overlapping group memberships, value commitment varied according to citizens' generation, race or ethnicity, religion, social class, and, to a lesser extent, gender” (p. 163)</text:p>
        </text:list-item>
        <text:list-item>
          <text:p text:style-name="P5">“Pride, embarrassment, and shame help to explain why it is that social groups are able to successfully socialize their members. … These self-conscious emotions mediate identity group influence over individuals' values and other attitudes. People feel pride when they are approved of by their peers, and embarrassment or shame when they are derogated by peers. Together, these emotions motivate value conformity” (p. 165)</text:p>
        </text:list-item>
      </text:list>
      <text:p text:style-name="Standard"/>
      <text:p text:style-name="Standard">Bauman, Skitka 2009</text:p>
      <text:list xml:id="list7146721742866670442" text:style-name="L4">
        <text:list-item>
          <text:p text:style-name="P6">Moral conviction vs. moral judgment</text:p>
        </text:list-item>
        <text:list-item>
          <text:p text:style-name="P6">Moral conviction is when people decide, subjectively, whether an issue or situation is moral to them</text:p>
        </text:list-item>
        <text:list-item>
          <text:p text:style-name="P6">Moral judgment is when the researcher decides, along a set criteria, whether an issue or situation is moral</text:p>
        </text:list-item>
      </text:list>
      <text:list xml:id="list8061642503033185939" text:style-name="L5">
        <text:list-item>
          <text:p text:style-name="P7">“Morals, in contrast, consist of standards that people believe everyone ought to both endorse and obey. Morals represent basic rules of interpersonal conduct, or beliefs that there are some things that people just should not do to each other. For example, people should not physically harm another individual without extreme provocation” (p. 341)</text:p>
        </text:list-item>
        <text:list-item>
          <text:p text:style-name="P7">“Irrespective of what factors elicit moral conviction, however, people per- ceive their morals to apply more universally than conventions or prefer- ences, and they are likely to be intolerant of those who do not share their moral convictions (Bauman, 2006; Skitka et al., 2005; see also Gwirth, 1978; Hare, 1981; Kant, 1959/1785)” (p. 342)</text:p>
        </text:list-item>
        <text:list-item>
          <text:p text:style-name="P7">“Moreover, the moral conviction approach proposes that emotions play a prominent role in how people conceptualize and react to moral stimuli. Morals are inherently linked to strong emotions that both guide cognitive processing and prompt action (Haidt, 2001, 2003; Kohlberg, 1984; Nucci, 2001; Shweder, 2002)” (p. 342)</text:p>
        </text:list-item>
      </text:list>
      <text:p text:style-name="Standard"/>
      <text:p text:style-name="Standard">Ben-Nun Blook 2013</text:p>
      <text:list xml:id="list7955785615775598709" text:style-name="L6">
        <text:list-item>
          <text:p text:style-name="P8">Two schools of thought on the definition of moral judgment:</text:p>
          <text:list>
            <text:list-item>
              <text:p text:style-name="P8">Rationalist (focuses on the role of cognition in moral judgment – cites people I've never heard of)</text:p>
            </text:list-item>
            <text:list-item>
              <text:p text:style-name="P8">Sentimentalist (emphasizes emotions – cites Haidt)</text:p>
              <text:list>
                <text:list-item>
                  <text:p text:style-name="P8">Moral judgment is based on emotions</text:p>
                </text:list-item>
                <text:list-item>
                  <text:p text:style-name="P8">Emotions, specifically disgust, play a causal role in moral judgment</text:p>
                </text:list-item>
              </text:list>
            </text:list-item>
          </text:list>
        </text:list-item>
        <text:list-item>
          <text:p text:style-name="P8">Paper is about the influence of moral conviction on attitude strength, extremity, issue voting, participation</text:p>
        </text:list-item>
        <text:list-item>
          <text:p text:style-name="P8">Phone survey experiment</text:p>
        </text:list-item>
        <text:list-item>
          <text:p text:style-name="P8">Issues: gay adoption, abortion, capital punishment</text:p>
        </text:list-item>
        <text:list-item>
          <text:p text:style-name="P8">Moral conviction measures cover both rationalist and sentimentalist measures (p. 945)</text:p>
          <text:list>
            <text:list-item>
              <text:p text:style-name="P8">Rationalist:</text:p>
              <text:list>
                <text:list-item>
                  <text:p text:style-name="P8">Universality, alterability, authority independence</text:p>
                </text:list-item>
                <text:list-item>
                  <text:p text:style-name="P8">Sample question: “Act evaluation: In general, would you say [practice] is alright, somewhat alright, somewhat not alright, or not alright? (4-point scale)”</text:p>
                </text:list-item>
              </text:list>
            </text:list-item>
            <text:list-item>
              <text:p text:style-name="P8">Sentimentalist:</text:p>
              <text:list>
                <text:list-item>
                  <text:p text:style-name="P8">Guilt, shame, disgust, anger</text:p>
                </text:list-item>
                <text:list-item>
                  <text:p text:style-name="P8">Sample question: “Self-directed: Imagine that you work in [relevant job], and as part of your job [have to engage in act/ have to refuse performing the act]. How ashamed would this make you feel? How guilty? (5-point scale from extremely to not at all)”</text:p>
                </text:list-item>
              </text:list>
            </text:list-item>
          </text:list>
        </text:list-item>
      </text:list>
      <text:p text:style-name="Standard"/>
      <text:p text:style-name="Standard"/>
      <text:p text:style-name="Standard">Clifford, Jerit (2013)</text:p>
      <text:list xml:id="list2174892525" text:continue-numbering="true" text:style-name="L6">
        <text:list-item>
          <text:p text:style-name="P8">Prescriptive (what we should do) and proscriptive (what we shouldn't do) morality (Carnes &amp; Janoff-Bulman 2012)</text:p>
        </text:list-item>
        <text:list-item>
          <text:p text:style-name="P8">An MFT best predicts 'culture war' topics, not party ID</text:p>
        </text:list-item>
        <text:list-item>
          <text:p text:style-name="P8">Previous studies have found some evidence for the persuasiveness of moral appeals in explanatory rhetoric or accounts (e.g., McGraw 1998; McGraw, Schwartz, and Tetlock 2013)</text:p>
        </text:list-item>
        <text:list-item>
          <text:p text:style-name="P8">Paper is about the use of MFT in newspaper articles ('political elites) on stem cell research 1999-2010</text:p>
        </text:list-item>
        <text:list-item>
          <text:p text:style-name="P8">Paper also assesses how elite MFT use affects people's opinion on stem cell research</text:p>
          <text:list>
            <text:list-item>
              <text:p text:style-name="P8">A question from a Pew Research survey on stem cell research asked 2002-2009: “All in all, which is more important: conducting stem cell research that might result in new medical cures or not destroying the potential life of human embryos involved in this research?”</text:p>
            </text:list-item>
            <text:list-item>
              <text:p text:style-name="P8">Number of proponent moral words and opponent moral words in the seven days before each survey is calculated</text:p>
            </text:list-item>
            <text:list-item>
              <text:p text:style-name="P8">Results show that a rise in total proponent moral words increases likelihood of respondents being pro stem cell research (it goes down with a rise in total opponent moral words)</text:p>
            </text:list-item>
          </text:list>
        </text:list-item>
        <text:list-item>
          <text:p text:style-name="P8">Authors deem stem cell research a moral issue</text:p>
        </text:list-item>
        <text:list-item>
          <text:p text:style-name="P8">“People report being less able to imagine changing their minds on moral issues (Mooney and Schuldt 2008), and they often experience ‘‘moral outrage’’ at the suggestion that nonmoral considerations be weighed alongside moral ones (Tetlock et al. 2000). As a result, Haidt and others conclude that moral attitudes cannot be changed through logical argumentation, but only through the triggering of ‘‘new affectively-valenced intuitions in the listener’’ (2001, 819). (…) Nonmoral arguments will be ineffective and may even backfire” (p. 661)</text:p>
        </text:list-item>
      </text:list>
      <text:p text:style-name="Standard"/>
      <text:p text:style-name="Standard"/>
      <text:p text:style-name="Standard">Dal Bo and Dal Bo (2014) </text:p>
      <text:list xml:id="list883244224774443208" text:style-name="L7">
        <text:list-item>
          <text:p text:style-name="P9">They have participants play cooperation games after showing them messages</text:p>
        </text:list-item>
        <text:list-item>
          <text:p text:style-name="P9">The messages are:</text:p>
          <text:list>
            <text:list-item>
              <text:p text:style-name="P9">Blank</text:p>
            </text:list-item>
            <text:list-item>
              <text:p text:style-name="P9">Self-regarding</text:p>
              <text:list>
                <text:list-item>
                  <text:p text:style-name="P9">“Please read this message carefully: the assumption of game theory is that rational and self-regarding individuals will maximize their own payoffs. If you were to act accordingly, you would allocate 0 to the joint account.”</text:p>
                </text:list-item>
              </text:list>
            </text:list-item>
            <text:list-item>
              <text:p text:style-name="P9">Golden Rule</text:p>
              <text:list>
                <text:list-item>
                  <text:p text:style-name="P9">“Please read this message carefully: an action of yours is moral if it treats others the way you would like others to treat you. If you were to act accordingly, you would allocate 10 to the joint account.”</text:p>
                </text:list-item>
              </text:list>
            </text:list-item>
            <text:list-item>
              <text:p text:style-name="P9">Utilitarian</text:p>
              <text:list>
                <text:list-item>
                  <text:p text:style-name="P9">“Please read this message carefully: an action of yours is moral if it maximizes the sum of everyone's payoffs. If you were to act accordingly, you would allocate 10 to the joint account.”</text:p>
                </text:list-item>
              </text:list>
            </text:list-item>
          </text:list>
        </text:list-item>
      </text:list>
      <text:p text:style-name="Standard"/>
      <text:p text:style-name="Standard"/>
      <text:p text:style-name="Standard">Tim Ryan diss</text:p>
      <text:list xml:id="list6238326666964061550" text:style-name="L8">
        <text:list-item>
          <text:p text:style-name="P10">Moral conviction</text:p>
        </text:list-item>
        <text:list-item>
          <text:p text:style-name="P10">Questions whether there are moral and non-moral (particularly economic) issues</text:p>
        </text:list-item>
        <text:list-item>
          <text:p text:style-name="P10">Cites Skitka's (2010) list of characteristics of morally convicted attitudes</text:p>
          <text:list>
            <text:list-item>
              <text:p text:style-name="P10">Juxtaposes, as an example, conventions (“Don't wear pajamas to school”) with moral mandates (“Don't hit your classmate”)</text:p>
            </text:list-item>
          </text:list>
        </text:list-item>
        <text:list-item>
          <text:p text:style-name="P10">“The potential political significance of moral conviction comes from its ability to evoke “other-condemning” emotions and action tendencies that can drive citizens apart (Haidt 2003b, especially 855-859; see also DeSci- oli and Kurzban 2009)” (p. 11)</text:p>
        </text:list-item>
        <text:list-item>
          <text:p text:style-name="P10">Chooses moral and non-moral issues (collective bargaining rights, Social Security reform, same-sex marriage, stem cell research, and the deployment of American troops in Afghanistan)</text:p>
        </text:list-item>
        <text:list-item>
          <text:p text:style-name="P10">Moral responses occur more in some issues than others, but some people moralize issues that others don't, and vice versa (e.g. collective bargaining laws)</text:p>
        </text:list-item>
        <text:list-item>
          <text:p text:style-name="P10">Strong partisans are more likely to moralize politics</text:p>
        </text:list-item>
        <text:list-item>
          <text:p text:style-name="P10">Moralized attitudes evoke moral emotions, such as guilt, disgust, and contempt (Haidt 2003b; Tangney, Stuewig and Mashek 2007)</text:p>
        </text:list-item>
        <text:list-item>
          <text:p text:style-name="P10">Moralized attitudes can't be processed through a cost/benefit framework (Baron and Spranca 1997; Bennis, Medin and Bartels 2010; Fiske and Tetlock 1997; Tetlock 2000; Tetlock et al. 2000) – the example given is one where you need to decide whether to save one life to save several. If you can do that by flicking a switch, people overwhelmingly kill the one person. If they need to physically push the person off a bridge, though, they don't do it</text:p>
        </text:list-item>
        <text:list-item>
          <text:p text:style-name="P10">“These empirical demonstrations coincide with more commonplace observations. Barring pathological thinking, consider what benefits a genuine patriot would accept to defile his country’s flag? A scientist to forge data? A law-abiding citizen to lie in court or accept an expensive gift she knew to be stolen? A religious person to vandalize her place of worship? A parent to harm his children? The obstacle to these tradeoffs is not that they are costly; it is that they preclude considering cost. To seriously contemplate them is, in Tetlock’s (2003, 320) words, to “think the unthinkable.”” (p. 33)</text:p>
        </text:list-item>
        <text:list-item>
          <text:p text:style-name="P10">Haidt (2003a) suggests that people can develop moral attitudes through reasoning, but that it will be rare. It's most likely that moralization doesn't arise from any deductive belief system</text:p>
        </text:list-item>
        <text:list-item>
          <text:p text:style-name="P10"/>
        </text:list-item>
      </text:list>
      <text:p text:style-name="Standard"><text:s/></text:p>
      <text:p text:style-name="Standard"/>
      <text:p text:style-name="Standard">READ: Koleva, Spassena, Jesse Graham, Ravi Iyer, Peter H. Ditto, and Jonathan Haidt. 2012. ‘‘<text:bookmark-start text:name="__DdeLink__231_1228785799"/>Tracing the Threads: How Five Moral Concerns(Especially Purity) Help Explain Culture War Atti- tudes<text:bookmark-end text:name="__DdeLink__231_1228785799"/>.’’ Journal of Research in Personality 46 (2): 184–94.</text:p>
      <text:p text:style-name="Standard"/>
      <text:p text:style-name="Standard">FIND: Skitka, Linda J. 2010. “The Psychology of Moral Conviction.” Social and Personality Psychology Compass 4(4):267–281.</text:p>
      <text:p text:style-name="Standard"/>
      <text:p text:style-name="Standard">FIND: Mullen and Skitka (2005) present subjects with vignettes about violations of morally convicted political opinions and find conviction to moderate the arousal of anger</text:p>
      <text:p text:style-name="Standard"/>
      <text:p text:style-name="P1">One particularly useful theoretical framework for the study of moral framing is Janoff-Bulman’s work on the relationship between basic moti- vational systems (approach/avoid or activation/inhibition) and morality (Janoff-Bulman and Carnes, 2013; Janoff-Bulman, 2009) </text:p>
      <text:p text:style-name="P1"/>
      <text:p text:style-name="P1">Bartels 2006, Brewer and Stonecash 2006, Fiorina 2006: Assess whether differences in income or moral values matter more to Americans</text:p>
      <text:p text:style-name="P1">Nelson et al. 1997: Focus on value framing</text:p>
      <text:p text:style-name="P1">Morals play a role in establishing one’s self-concept and identity (Rokeach, 1968)</text:p>
      <text:p text:style-name="P1">Threat to a moral attitude induces threat to identity concepts and that attitudes derived from personal morals will have higher personal relevance (Haugtvedt &amp; Wegener, 1994; Johnson &amp; Eagly, 1989). Accordingly, moral attitudes are hypothesized to be more important than nonmoral attitudes, which are less related to one’s identity → super useful when for my hypothesis that I expect moral frames to be more powerful</text:p>
      <text:p text:style-name="P1">Evidence shows that people express more extreme and severe moral judgments when emotion is induced (Schnall et al., 2008; Trafimow, Bromgard, Finlay, &amp; Ketelaar, 2005)</text:p>
      <text:p text:style-name="P1">Political opinions tend to be disconnected from self-interest (Kinder 1998; Sears et al. 1980)</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URWPalladioL" svg:font-family="URWPalladioL"/>
    <style:font-face style:name="Times New Roman1" svg:font-family="'Times New Roman'" style:font-family-generic="roman"/>
    <style:font-face style:name="Liberation Sans" svg:font-family="'Liberation Sans', Arial" style:font-family-generic="swiss"/>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16T12:01:00</meta:creation-date>
    <dc:title>Meins</dc:title>
    <meta:editing-duration>P15DT3H56M32S</meta:editing-duration>
    <meta:editing-cycles>19</meta:editing-cycles>
    <meta:generator>OpenOffice/4.1.7$Unix OpenOffice.org_project/417m1$Build-9800</meta:generator>
    <meta:initial-creator>Simon Heuberger</meta:initial-creator>
    <dc:date>2020-08-01T16:36:20</dc:date>
    <dc:creator>Simon Heuberger</dc:creator>
    <meta:document-statistic meta:table-count="0" meta:image-count="0" meta:object-count="0" meta:page-count="1" meta:paragraph-count="136" meta:word-count="2771" meta:character-count="17289"/>
    <meta:template xlink:type="simple" xlink:actuate="onRequest" xlink:title="Meins" xlink:href="../../Library/Application%20Support/OpenOffice/4/user/template/Meins1.ott" meta:date="2020-06-16T12:01:00"/>
  </office:meta>
</office:document-meta>
</file>